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405351946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3538474546861"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63868898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3539995763903" text:continue-list="list153538474546861"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63868898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3540409054205" text:continue-list="list153539995763903"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53540352930189"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53539348458669"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9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07T15:35:38.117256600</dc:date>
    <meta:editing-duration>P13DT8H34M31S</meta:editing-duration>
    <meta:editing-cycles>601</meta:editing-cycles>
    <meta:generator>LibreOffice/25.2.4.3$Windows_X86_64 LibreOffice_project/33e196637044ead23f5c3226cde09b47731f7e27</meta:generator>
    <meta:document-statistic meta:table-count="5" meta:image-count="7" meta:object-count="0" meta:page-count="94" meta:paragraph-count="1386" meta:word-count="32210" meta:character-count="201819" meta:non-whitespace-character-count="16820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